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fdb" officeooo:paragraph-rsid="001cbfdb"/>
    </style:style>
    <style:style style:name="P2" style:family="paragraph" style:parent-style-name="Standard">
      <style:text-properties officeooo:rsid="001de3c5" officeooo:paragraph-rsid="001de3c5"/>
    </style:style>
    <style:style style:name="P3" style:family="paragraph" style:parent-style-name="Standard">
      <style:text-properties officeooo:rsid="001e8210" officeooo:paragraph-rsid="001e8210"/>
    </style:style>
    <style:style style:name="P4" style:family="paragraph" style:parent-style-name="Standard">
      <style:text-properties officeooo:rsid="002059fa" officeooo:paragraph-rsid="002059fa"/>
    </style:style>
    <style:style style:name="P5" style:family="paragraph" style:parent-style-name="Standard">
      <style:text-properties officeooo:rsid="0021445e" officeooo:paragraph-rsid="0021445e"/>
    </style:style>
    <style:style style:name="P6" style:family="paragraph" style:parent-style-name="Standard">
      <style:text-properties officeooo:rsid="0021f005" officeooo:paragraph-rsid="0021f005"/>
    </style:style>
    <style:style style:name="T1" style:family="text">
      <style:text-properties officeooo:rsid="002059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XP</text:p>
      <text:p text:style-name="P1">EXERCISE 1</text:p>
      <text:p text:style-name="P1"/>
      <text:p text:style-name="P1">1.1. select price from items order by price asc</text:p>
      <text:p text:style-name="P1">1.2 <text:s/>select price from items order by price DESC</text:p>
      <text:p text:style-name="P1">1.3. <text:s/>select first_name,last_name from customers where id &lt; 4 order by first_name asc</text:p>
      <text:p text:style-name="P2">1.4. select last_name from customers <text:s/>order by last_name desc</text:p>
      <text:p text:style-name="P2"/>
      <text:p text:style-name="P2">2. create table purchases (</text:p>
      <text:p text:style-name="P2"><text:s/><text:tab/>customer_id INTEGER references customers(id),</text:p>
      <text:p text:style-name="P2"><text:tab/> item_id INTEGER references items(id)</text:p>
      <text:p text:style-name="P2"><text:s/>)</text:p>
      <text:p text:style-name="P3">2.1. INSERT INTO purchases (customer_id)</text:p>
      <text:p text:style-name="P3">values('2') // <text:span text:style-name="T1">IS</text:span></text:p>
      <text:p text:style-name="P4">2.2. <text:s text:c="2"/>SELECT first_name, last_name,purchases.customer_id,price </text:p>
      <text:p text:style-name="P4">FROM customers </text:p>
      <text:p text:style-name="P4">LEFT JOIN purchases </text:p>
      <text:p text:style-name="P4">ON customers.id = purchases.customer_id</text:p>
      <text:p text:style-name="P4">FULL OUTER JOIN items</text:p>
      <text:p text:style-name="P4">ON items.id=purchases.item_id</text:p>
      <text:p text:style-name="P4"/>
      <text:p text:style-name="P5">3.1 SELECT * FROM purchases // not usefull</text:p>
      <text:p text:style-name="P6">3.2 SELECT * from purchases , customers</text:p>
      <text:p text:style-name="P6">3.3 SELECT <text:s/>* from purchases where customer_id =4</text:p>
      <text:p text:style-name="P6">3.4 SELECT <text:s/>* FROM purchases,items WHERE item_name ='large Desk'AND item_name ='Small Desk'</text:p>
      <text:p text:style-name="P6"/>
      <text:p text:style-name="P6"/>
      <text:p text:style-name="P6">4.</text:p>
      <text:p text:style-name="P6"/>
      <text:p text:style-name="P6">SELECT first_name, last_name,items_name FROM customers,items</text:p>
      <text:p text:style-name="P6">WHERE last_name ='Scott'</text:p>
      <text:p text:style-name="P6">AND items_name ='hard drive'</text:p>
      <text:p text:style-name="P6"/>
      <text:p text:style-name="P6"/>
      <text:p text:style-name="P6">5.</text:p>
      <text:p text:style-name="P6"/>
      <text:p text:style-name="P6">SELECT first_name, last_name,items_name FROM customers,items</text:p>
      <text:p text:style-name="P6"/>
      <text:p text:style-name="P6"/>
      <text:p text:style-name="P6">Exercise 2 : Dvdrental Database</text:p>
      <text:p text:style-name="P6"/>
      <text:p text:style-name="P6">1</text:p>
      <text:p text:style-name="P6">SELECT * FROM customer</text:p>
      <text:p text:style-name="P6"/>
      <text:p text:style-name="P6"/>
      <text:p text:style-name="P6">2.</text:p>
      <text:p text:style-name="P6">SELECT (first_name ||' ' || last_name) <text:s/>AS <text:s/>full_name FROM customer</text:p>
      <text:p text:style-name="P6"/>
      <text:p text:style-name="P6"/>
      <text:p text:style-name="P6"/>
      <text:p text:style-name="P6">3.</text:p>
      <text:p text:style-name="P6"><text:soft-page-break/>SELECT DISTINCT create_date FROM customer</text:p>
      <text:p text:style-name="P6"/>
      <text:p text:style-name="P6">4.</text:p>
      <text:p text:style-name="P6"/>
      <text:p text:style-name="P6"/>
      <text:p text:style-name="P6">SELECT DISTINCT first_name <text:s/>FROM customer</text:p>
      <text:p text:style-name="P6">ORDER BY <text:s/>first_name ASC</text:p>
      <text:p text:style-name="P6"/>
      <text:p text:style-name="P6">5. </text:p>
      <text:p text:style-name="P6">SELECT <text:s/>rental_rate ,film_id, title,description,release_year FROM film</text:p>
      <text:p text:style-name="P6">ORDER BY rental_rate ASC</text:p>
      <text:p text:style-name="P6"/>
      <text:p text:style-name="P6"/>
      <text:p text:style-name="P6">6.</text:p>
      <text:p text:style-name="P6">SELECT address,phone FROM address</text:p>
      <text:p text:style-name="P6">WHERE district='Texas'</text:p>
      <text:p text:style-name="P6"/>
      <text:p text:style-name="P6"/>
      <text:p text:style-name="P6">7.</text:p>
      <text:p text:style-name="P6"/>
      <text:p text:style-name="P6">SELECT * FROM film</text:p>
      <text:p text:style-name="P6">WHERE film_id ='15'</text:p>
      <text:p text:style-name="P6">OR film_id ='150'</text:p>
      <text:p text:style-name="P6"/>
      <text:p text:style-name="P6"/>
      <text:p text:style-name="P6">8.</text:p>
      <text:p text:style-name="P6"/>
      <text:p text:style-name="P6">SELECT film_id,title,description,rental_rate,length FROM film</text:p>
      <text:p text:style-name="P6"/>
      <text:p text:style-name="P6">9.</text:p>
      <text:p text:style-name="P6"/>
      <text:p text:style-name="P6">SELECT film_id,title,description,rental_rate,length FROM film</text:p>
      <text:p text:style-name="P6">WHERE title LIKE 'Ai%'</text:p>
      <text:p text:style-name="P6"/>
      <text:p text:style-name="P6"/>
      <text:p text:style-name="P6">10.</text:p>
      <text:p text:style-name="P6"/>
      <text:p text:style-name="P6">SELECT title, replacement_cost <text:s/>FROM film</text:p>
      <text:p text:style-name="P6">ORDER BY replacement_cost ASC</text:p>
      <text:p text:style-name="P6">LIMIT 10 </text:p>
      <text:p text:style-name="P6"/>
      <text:p text:style-name="P6"/>
      <text:p text:style-name="P6">11.</text:p>
      <text:p text:style-name="P6"/>
      <text:p text:style-name="P6">SELECT title, replacement_cost <text:s/>FROM film</text:p>
      <text:p text:style-name="P6">ORDER BY replacement_cost ASC</text:p>
      <text:p text:style-name="P6">LIMIT 20 </text:p>
      <text:p text:style-name="P6"/>
      <text:p text:style-name="P6"/>
      <text:p text:style-name="P6"/>
      <text:p text:style-name="P6">12.</text:p>
      <text:p text:style-name="P6"/>
      <text:p text:style-name="P6"><text:soft-page-break/></text:p>
      <text:p text:style-name="P6"/>
      <text:p text:style-name="P6">SELECT customer.customer_id ,first_name,last_name,payment_id</text:p>
      <text:p text:style-name="P6">FROM customer</text:p>
      <text:p text:style-name="P6">INNER JOIN payment</text:p>
      <text:p text:style-name="P6">ON customer.customer_id=payment.customer_id</text:p>
      <text:p text:style-name="P6">ORDER BY customer_id ASC</text:p>
      <text:p text:style-name="P6"/>
      <text:p text:style-name="P6"/>
      <text:p text:style-name="P6"/>
      <text:p text:style-name="P6">13. </text:p>
      <text:p text:style-name="P6"/>
      <text:p text:style-name="P6"/>
      <text:p text:style-name="P6">SELECT inventory_id, inventory.film_id, title</text:p>
      <text:p text:style-name="P6">FROM film</text:p>
      <text:p text:style-name="P6">INNER JOIN inventory</text:p>
      <text:p text:style-name="P6">ON <text:s/>film.film_id=inventory.film_id</text:p>
      <text:p text:style-name="P6"/>
      <text:p text:style-name="P6"/>
      <text:p text:style-name="P6">14.</text:p>
      <text:p text:style-name="P6"/>
      <text:p text:style-name="P6"/>
      <text:p text:style-name="P6">SELECT city, country</text:p>
      <text:p text:style-name="P6">FROM country</text:p>
      <text:p text:style-name="P6">INNER JOIN city</text:p>
      <text:p text:style-name="P6">ON <text:s/>city.country_id=country.country_i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03:02.413415329</meta:creation-date>
    <dc:date>2021-05-10T21:26:16.383540214</dc:date>
    <meta:editing-duration>PT14M59S</meta:editing-duration>
    <meta:editing-cycles>1</meta:editing-cycles>
    <meta:document-statistic meta:table-count="0" meta:image-count="0" meta:object-count="0" meta:page-count="3" meta:paragraph-count="77" meta:word-count="281" meta:character-count="2134" meta:non-whitespace-character-count="1902"/>
    <meta:generator>LibreOffice/7.0.3.1$Linux_X86_64 LibreOffice_project/00$Build-1</meta:generator>
  </office:meta>
</office:document-meta>
</file>